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(t=0.000000) = -0.616282</text:p>
      <text:p text:style-name="Standard">AP(t=0.500000) = -0.734406</text:p>
      <text:p text:style-name="Standard">AP(t=1.000000) = -1.272150</text:p>
      <text:p text:style-name="Standard">AP(t=1.500000) = -1.112773</text:p>
      <text:p text:style-name="Standard">AP(t=2.000000) = -0.842253</text:p>
      <text:p text:style-name="Standard">AP(t=2.500000) = -1.288068</text:p>
      <text:p text:style-name="Standard">AP(t=3.000000) = -1.386356</text:p>
      <text:p text:style-name="Standard">AP(t=3.500000) = -0.631422</text:p>
      <text:p text:style-name="Standard">AP(t=4.000000) = -1.455083</text:p>
      <text:p text:style-name="Standard">AP(t=4.500000) = -0.769846</text:p>
      <text:p text:style-name="Standard">AP(t=5.000000) = -1.039560</text:p>
      <text:p text:style-name="Standard">AP(t=5.500000) = -0.845902</text:p>
      <text:p text:style-name="Standard">AP(t=6.000000) = -1.302603</text:p>
      <text:p text:style-name="Standard">AP(t=6.500000) = -1.098025</text:p>
      <text:p text:style-name="Standard">AP(t=7.000000) = -0.828787</text:p>
      <text:p text:style-name="Standard">AP(t=7.500000) = -0.795656</text:p>
      <text:p text:style-name="Standard">AP(t=8.000000) = -1.418625</text:p>
      <text:p text:style-name="Standard">AP(t=8.500000) = -1.320553</text:p>
      <text:p text:style-name="Standard">AP(t=9.000000) = -0.569173</text:p>
      <text:p text:style-name="Standard">AP(t=9.500000) = -0.851962</text:p>
      <text:p text:style-name="Standard">AP(t=10.000000) = -1.160134</text:p>
      <text:p text:style-name="Standard">AP(t=10.500000) = -0.927841</text:p>
      <text:p text:style-name="Standard">AP(t=11.000000) = -0.917125</text:p>
      <text:p text:style-name="Standard">AP(t=11.500000) = -0.867929</text:p>
      <text:p text:style-name="Standard">AP(t=12.000000) = -1.313490</text:p>
      <text:p text:style-name="Standard">AP(t=12.500000) = -0.887813</text:p>
      <text:p text:style-name="Standard">AP(t=13.000000) = -1.172438</text:p>
      <text:p text:style-name="Standard">AP(t=13.500000) = -0.991564</text:p>
      <text:p text:style-name="Standard">AP(t=14.000000) = -1.483699</text:p>
      <text:p text:style-name="Standard">AP(t=14.500000) = -0.900151</text:p>
      <text:p text:style-name="Standard">AP(t=15.000000) = -1.081313</text:p>
      <text:p text:style-name="Standard">AP(t=15.500000) = -0.599982</text:p>
      <text:p text:style-name="Standard">AP(t=16.000000) = -1.134557</text:p>
      <text:p text:style-name="Standard">AP(t=16.500000) = -0.853463</text:p>
      <text:p text:style-name="Standard">AP(t=17.000000) = -1.212754</text:p>
      <text:p text:style-name="Standard">AP(t=17.500000) = -1.476810</text:p>
      <text:p text:style-name="Standard">AP(t=18.000000) = -0.641531</text:p>
      <text:p text:style-name="Standard">AP(t=18.500000) = -1.099110</text:p>
      <text:p text:style-name="Standard">AP(t=19.000000) = -0.608232</text:p>
      <text:p text:style-name="Standard">AP(t=19.500000) = -0.596614</text:p>
      <text:p text:style-name="Standard">AP(t=20.000000) = -1.368956</text:p>
      <text:p text:style-name="Standard">AP(t=20.500000) = -1.147792</text:p>
      <text:p text:style-name="Standard">AP(t=21.000000) = -0.942516</text:p>
      <text:p text:style-name="Standard">AP(t=21.500000) = -1.171559</text:p>
      <text:p text:style-name="Standard">AP(t=22.000000) = -0.745818</text:p>
      <text:p text:style-name="Standard">AP(t=22.500000) = -1.271303</text:p>
      <text:p text:style-name="Standard">AP(t=23.000000) = -1.467215</text:p>
      <text:p text:style-name="Standard">AP(t=23.500000) = -0.664443</text:p>
      <text:p text:style-name="Standard">AP(t=24.000000) = -1.091855</text:p>
      <text:p text:style-name="Standard"><text:soft-page-break/>AP(t=24.500000) = -0.536388</text:p>
      <text:p text:style-name="Standard">AP(t=25.000000) = -1.016405</text:p>
      <text:p text:style-name="Standard">AP(t=25.500000) = -0.751989</text:p>
      <text:p text:style-name="Standard">AP(t=26.000000) = -0.964229</text:p>
      <text:p text:style-name="Standard">AP(t=26.500000) = -1.433530</text:p>
      <text:p text:style-name="Standard">AP(t=27.000000) = -1.119918</text:p>
      <text:p text:style-name="Standard">AP(t=27.500000) = -0.777719</text:p>
      <text:p text:style-name="Standard">AP(t=28.000000) = -0.821342</text:p>
      <text:p text:style-name="Standard">AP(t=28.500000) = -0.792357</text:p>
      <text:p text:style-name="Standard">AP(t=29.000000) = -1.269283</text:p>
      <text:p text:style-name="Standard">AP(t=29.500000) = -0.805042</text:p>
      <text:p text:style-name="Standard">AP(t=30.000000) = -1.192508</text:p>
      <text:p text:style-name="Standard">AP(t=30.500000) = -0.850596</text:p>
      <text:p text:style-name="Standard">AP(t=31.000000) = -0.905023</text:p>
      <text:p text:style-name="Standard">AP(t=31.500000) = -0.827065</text:p>
      <text:p text:style-name="Standard">AP(t=32.000000) = -1.204059</text:p>
      <text:p text:style-name="Standard">AP(t=32.500000) = -0.617778</text:p>
      <text:p text:style-name="Standard">AP(t=33.000000) = -0.803875</text:p>
      <text:p text:style-name="Standard">AP(t=33.500000) = -1.345590</text:p>
      <text:p text:style-name="Standard">AP(t=34.000000) = -1.216888</text:p>
      <text:p text:style-name="Standard">AP(t=34.500000) = -0.912107</text:p>
      <text:p text:style-name="Standard">AP(t=35.000000) = -1.442204</text:p>
      <text:p text:style-name="Standard">AP(t=35.500000) = -1.085843</text:p>
      <text:p text:style-name="Standard">AP(t=36.000000) = -0.559900</text:p>
      <text:p text:style-name="Standard">AP(t=36.500000) = -0.884719</text:p>
      <text:p text:style-name="Standard">AP(t=37.000000) = -0.757402</text:p>
      <text:p text:style-name="Standard">AP(t=37.500000) = -0.805718</text:p>
      <text:p text:style-name="Standard">AP(t=38.000000) = -0.656022</text:p>
      <text:p text:style-name="Standard">AP(t=38.500000) = -0.724617</text:p>
      <text:p text:style-name="Standard">AP(t=39.000000) = -0.970160</text:p>
      <text:p text:style-name="Standard">AP(t=39.500000) = -1.247877</text:p>
      <text:p text:style-name="Standard">AP(t=40.000000) = -0.761005</text:p>
      <text:p text:style-name="Standard">AP(t=40.500000) = -1.486565</text:p>
      <text:p text:style-name="Standard">AP(t=41.000000) = -1.499867</text:p>
      <text:p text:style-name="Standard">AP(t=41.500000) = -1.225235</text:p>
      <text:p text:style-name="Standard">AP(t=42.000000) = -1.420095</text:p>
      <text:p text:style-name="Standard">AP(t=42.500000) = -1.119785</text:p>
      <text:p text:style-name="Standard">AP(t=43.000000) = -0.502954</text:p>
      <text:p text:style-name="Standard">AP(t=43.500000) = -0.741437</text:p>
      <text:p text:style-name="Standard">AP(t=44.000000) = -1.412142</text:p>
      <text:p text:style-name="Standard">AP(t=44.500000) = -1.272238</text:p>
      <text:p text:style-name="Standard">AP(t=45.000000) = -1.046479</text:p>
      <text:p text:style-name="Standard">AP(t=45.500000) = -1.104649</text:p>
      <text:p text:style-name="Standard">AP(t=46.000000) = -0.622834</text:p>
      <text:p text:style-name="Standard">AP(t=46.500000) = -1.451502</text:p>
      <text:p text:style-name="Standard">AP(t=47.000000) = -1.431714</text:p>
      <text:p text:style-name="Standard">AP(t=47.500000) = -1.326893</text:p>
      <text:p text:style-name="Standard">AP(t=48.000000) = -0.569280</text:p>
      <text:p text:style-name="Standard">AP(t=48.500000) = -0.735589</text:p>
      <text:p text:style-name="Standard"><text:soft-page-break/>AP(t=49.000000) = -1.172483</text:p>
      <text:p text:style-name="Standard">AP(t=49.500000) = -1.286167</text:p>
      <text:p text:style-name="Standard">AP(t=50.000000) = -1.1476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7:09:23.181283556</meta:creation-date>
    <dc:date>2020-02-28T17:10:47.425251791</dc:date>
    <meta:editing-duration>PT1M30S</meta:editing-duration>
    <meta:editing-cycles>1</meta:editing-cycles>
    <meta:document-statistic meta:table-count="0" meta:image-count="0" meta:object-count="0" meta:page-count="3" meta:paragraph-count="101" meta:word-count="303" meta:character-count="2707" meta:non-whitespace-character-count="2505"/>
    <meta:generator>LibreOffice/6.2.8.2$Linux_X86_64 LibreOffice_project/20$Build-2</meta:generator>
  </office:meta>
</office:document-meta>
</file>